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ileron Heavy" svg:font-family="Aileron Heavy" style:font-family-generic="modern" style:font-pitch="variable" svg:panose-1="0 0 10 0 0 0 0 0 0 0"/>
    <style:font-face style:name="inter" svg:font-family="inter" style:font-family-generic="roman"/>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 style:master-page-name="MP0" style:family="paragraph">
      <style:paragraph-properties fo:break-before="page" fo:text-align="center"/>
      <style:text-properties style:font-name="Aileron Heavy" fo:font-weight="bold" style:font-weight-asian="bold" style:font-weight-complex="bold" fo:font-size="28pt" style:font-size-asian="28pt" style:font-size-complex="28pt"/>
    </style:style>
    <style:style style:name="T2" style:parent-style-name="Bekezdésalapbetűtípusa" style:family="text">
      <style:text-properties fo:color="#000000"/>
    </style:style>
    <style:style style:name="P3" style:parent-style-name="TJ1" style:family="paragraph">
      <style:paragraph-properties>
        <style:tab-stops>
          <style:tab-stop style:type="right" style:leader-style="dotted" style:leader-text="." style:position="6.293in"/>
        </style:tab-stops>
      </style:paragraph-properties>
    </style:style>
    <style:style style:name="T4" style:parent-style-name="Hiperhivatkozás" style:family="text">
      <style:text-properties style:font-name-asian="inter" style:font-name-complex="Arial" fo:font-weight="bold" style:font-weight-asian="bold" style:font-weight-complex="bold"/>
    </style:style>
    <style:style style:name="P5" style:parent-style-name="TJ2" style:family="paragraph">
      <style:paragraph-properties>
        <style:tab-stops>
          <style:tab-stop style:type="right" style:leader-style="dotted" style:leader-text="." style:position="6.1402in"/>
        </style:tab-stops>
      </style:paragraph-properties>
    </style:style>
    <style:style style:name="T6" style:parent-style-name="Hiperhivatkozás" style:family="text">
      <style:text-properties style:font-name-complex="Arial" fo:font-weight="bold" style:font-weight-asian="bold" style:font-weight-complex="bold"/>
    </style:style>
    <style:style style:name="P7" style:parent-style-name="TJ2" style:family="paragraph">
      <style:paragraph-properties>
        <style:tab-stops>
          <style:tab-stop style:type="right" style:leader-style="dotted" style:leader-text="." style:position="6.1402in"/>
        </style:tab-stops>
      </style:paragraph-properties>
    </style:style>
    <style:style style:name="T8" style:parent-style-name="Hiperhivatkozás" style:family="text">
      <style:text-properties style:font-name-asian="inter" fo:font-weight="bold" style:font-weight-asian="bold" style:font-weight-complex="bold"/>
    </style:style>
    <style:style style:name="P9" style:parent-style-name="TJ2" style:family="paragraph">
      <style:paragraph-properties>
        <style:tab-stops>
          <style:tab-stop style:type="right" style:leader-style="dotted" style:leader-text="." style:position="6.1402in"/>
        </style:tab-stops>
      </style:paragraph-properties>
    </style:style>
    <style:style style:name="T10" style:parent-style-name="Hiperhivatkozás" style:family="text">
      <style:text-properties style:font-name-asian="inter" fo:font-weight="bold" style:font-weight-asian="bold" style:font-weight-complex="bold"/>
    </style:style>
    <style:style style:name="P11" style:parent-style-name="TJ1" style:family="paragraph">
      <style:paragraph-properties>
        <style:tab-stops>
          <style:tab-stop style:type="right" style:leader-style="dotted" style:leader-text="." style:position="6.293in"/>
        </style:tab-stops>
      </style:paragraph-properties>
    </style:style>
    <style:style style:name="T12" style:parent-style-name="Hiperhivatkozás" style:family="text">
      <style:text-properties style:font-name-asian="inter" style:font-name-complex="Arial" fo:font-weight="bold" style:font-weight-asian="bold" style:font-weight-complex="bold"/>
    </style:style>
    <style:style style:name="P13" style:parent-style-name="TJ2" style:family="paragraph">
      <style:paragraph-properties>
        <style:tab-stops>
          <style:tab-stop style:type="right" style:leader-style="dotted" style:leader-text="." style:position="6.1402in"/>
        </style:tab-stops>
      </style:paragraph-properties>
    </style:style>
    <style:style style:name="T14" style:parent-style-name="Hiperhivatkozás" style:family="text">
      <style:text-properties style:font-name-complex="Arial" fo:font-weight="bold" style:font-weight-asian="bold" style:font-weight-complex="bold"/>
    </style:style>
    <style:style style:name="P15" style:parent-style-name="TJ2" style:family="paragraph">
      <style:paragraph-properties>
        <style:tab-stops>
          <style:tab-stop style:type="right" style:leader-style="dotted" style:leader-text="." style:position="6.1402in"/>
        </style:tab-stops>
      </style:paragraph-properties>
    </style:style>
    <style:style style:name="T16" style:parent-style-name="Hiperhivatkozás" style:family="text">
      <style:text-properties style:font-name-asian="inter" fo:font-weight="bold" style:font-weight-asian="bold" style:font-weight-complex="bold"/>
    </style:style>
    <style:style style:name="P17" style:parent-style-name="TJ1" style:family="paragraph">
      <style:paragraph-properties>
        <style:tab-stops>
          <style:tab-stop style:type="right" style:leader-style="dotted" style:leader-text="." style:position="6.293in"/>
        </style:tab-stops>
      </style:paragraph-properties>
    </style:style>
    <style:style style:name="T18" style:parent-style-name="Hiperhivatkozás" style:family="text">
      <style:text-properties style:font-name-asian="inter" style:font-name-complex="Arial" fo:font-weight="bold" style:font-weight-asian="bold" style:font-weight-complex="bold"/>
    </style:style>
    <style:style style:name="P19" style:parent-style-name="TJ2" style:family="paragraph">
      <style:paragraph-properties>
        <style:tab-stops>
          <style:tab-stop style:type="right" style:leader-style="dotted" style:leader-text="." style:position="6.1402in"/>
        </style:tab-stops>
      </style:paragraph-properties>
    </style:style>
    <style:style style:name="T20" style:parent-style-name="Hiperhivatkozás" style:family="text">
      <style:text-properties style:font-name-complex="Arial" fo:font-weight="bold" style:font-weight-asian="bold" style:font-weight-complex="bold"/>
    </style:style>
    <style:style style:name="P21" style:parent-style-name="TJ2" style:family="paragraph">
      <style:paragraph-properties>
        <style:tab-stops>
          <style:tab-stop style:type="right" style:leader-style="dotted" style:leader-text="." style:position="6.1402in"/>
        </style:tab-stops>
      </style:paragraph-properties>
    </style:style>
    <style:style style:name="T22" style:parent-style-name="Hiperhivatkozás" style:family="text">
      <style:text-properties style:font-name-asian="inter" fo:font-weight="bold" style:font-weight-asian="bold" style:font-weight-complex="bold"/>
    </style:style>
    <style:style style:name="P23" style:parent-style-name="TJ1" style:family="paragraph">
      <style:paragraph-properties>
        <style:tab-stops>
          <style:tab-stop style:type="right" style:leader-style="dotted" style:leader-text="." style:position="6.293in"/>
        </style:tab-stops>
      </style:paragraph-properties>
    </style:style>
    <style:style style:name="T24" style:parent-style-name="Hiperhivatkozás" style:family="text">
      <style:text-properties style:font-name-asian="inter" style:font-name-complex="Arial" fo:font-weight="bold" style:font-weight-asian="bold" style:font-weight-complex="bold"/>
    </style:style>
    <style:style style:name="P25" style:parent-style-name="TJ2" style:family="paragraph">
      <style:paragraph-properties>
        <style:tab-stops>
          <style:tab-stop style:type="right" style:leader-style="dotted" style:leader-text="." style:position="6.1402in"/>
        </style:tab-stops>
      </style:paragraph-properties>
    </style:style>
    <style:style style:name="T26" style:parent-style-name="Hiperhivatkozás" style:family="text">
      <style:text-properties style:font-name-complex="Arial" fo:font-weight="bold" style:font-weight-asian="bold" style:font-weight-complex="bold"/>
    </style:style>
    <style:style style:name="P27" style:parent-style-name="TJ2" style:family="paragraph">
      <style:paragraph-properties>
        <style:tab-stops>
          <style:tab-stop style:type="right" style:leader-style="dotted" style:leader-text="." style:position="6.1402in"/>
        </style:tab-stops>
      </style:paragraph-properties>
    </style:style>
    <style:style style:name="T28" style:parent-style-name="Hiperhivatkozás" style:family="text">
      <style:text-properties style:font-name-asian="inter" fo:font-weight="bold" style:font-weight-asian="bold" style:font-weight-complex="bold"/>
    </style:style>
    <style:style style:name="P29" style:parent-style-name="TJ1" style:family="paragraph">
      <style:paragraph-properties>
        <style:tab-stops>
          <style:tab-stop style:type="right" style:leader-style="dotted" style:leader-text="." style:position="6.293in"/>
        </style:tab-stops>
      </style:paragraph-properties>
    </style:style>
    <style:style style:name="T30" style:parent-style-name="Hiperhivatkozás" style:family="text">
      <style:text-properties style:font-name-asian="inter" style:font-name-complex="Arial" fo:font-weight="bold" style:font-weight-asian="bold" style:font-weight-complex="bold"/>
    </style:style>
    <style:style style:name="P31" style:parent-style-name="TJ2" style:family="paragraph">
      <style:paragraph-properties>
        <style:tab-stops>
          <style:tab-stop style:type="right" style:leader-style="dotted" style:leader-text="." style:position="6.1402in"/>
        </style:tab-stops>
      </style:paragraph-properties>
    </style:style>
    <style:style style:name="T32" style:parent-style-name="Hiperhivatkozás" style:family="text">
      <style:text-properties style:font-name-complex="Arial" fo:font-weight="bold" style:font-weight-asian="bold" style:font-weight-complex="bold"/>
    </style:style>
    <style:style style:name="P33" style:parent-style-name="TJ2" style:family="paragraph">
      <style:paragraph-properties>
        <style:tab-stops>
          <style:tab-stop style:type="right" style:leader-style="dotted" style:leader-text="." style:position="6.1402in"/>
        </style:tab-stops>
      </style:paragraph-properties>
    </style:style>
    <style:style style:name="T34" style:parent-style-name="Hiperhivatkozás" style:family="text">
      <style:text-properties style:font-name-asian="inter" fo:font-weight="bold" style:font-weight-asian="bold" style:font-weight-complex="bold"/>
    </style:style>
    <style:style style:name="P35" style:parent-style-name="Címsor1" style:family="paragraph">
      <style:paragraph-properties fo:margin-top="0.0277in" fo:margin-bottom="0.0833in"/>
    </style:style>
    <style:style style:name="T36" style:parent-style-name="Bekezdésalapbetűtípusa" style:family="text">
      <style:text-properties style:font-name-asian="inter" style:font-name-complex="Arial" fo:font-weight="bold" style:font-weight-asian="bold" style:font-weight-complex="bold" fo:color="#000000" fo:font-size="22pt" style:font-size-asian="22pt" style:font-size-complex="22pt"/>
    </style:style>
    <style:style style:name="P37" style:parent-style-name="Címsor2" style:family="paragraph">
      <style:paragraph-properties fo:margin-bottom="0.0833in"/>
      <style:text-properties style:font-name-complex="Arial" fo:font-weight="bold" style:font-weight-asian="bold" style:font-weight-complex="bold" fo:color="#000000"/>
    </style:style>
    <style:style style:name="P38" style:parent-style-name="Normál" style:family="paragraph">
      <style:paragraph-properties fo:margin-top="0.0277in" fo:margin-bottom="0.0833in" fo:line-height="150%"/>
    </style:style>
    <style:style style:name="T39" style:parent-style-name="Bekezdésalapbetűtípusa" style:family="text">
      <style:text-properties style:font-name-asian="inter" style:font-name-complex="Arial" fo:color="#000000"/>
    </style:style>
    <style:style style:name="T40" style:parent-style-name="Bekezdésalapbetűtípusa" style:family="text">
      <style:text-properties style:font-name-asian="inter" style:font-name-complex="Arial" fo:font-weight="bold" style:font-weight-asian="bold" style:font-weight-complex="bold" fo:color="#000000"/>
    </style:style>
    <style:style style:name="T41" style:parent-style-name="Bekezdésalapbetűtípusa" style:family="text">
      <style:text-properties style:font-name-asian="inter" style:font-name-complex="Arial" fo:color="#000000"/>
    </style:style>
    <style:style style:name="P42" style:parent-style-name="Címsor2" style:family="paragraph">
      <style:paragraph-properties fo:margin-bottom="0.0833in"/>
    </style:style>
    <style:style style:name="T43" style:parent-style-name="Bekezdésalapbetűtípusa" style:family="text">
      <style:text-properties style:font-name-asian="inter" fo:font-weight="bold" style:font-weight-asian="bold" style:font-weight-complex="bold" fo:color="#000000"/>
    </style:style>
    <style:style style:name="T44" style:parent-style-name="Bekezdésalapbetűtípusa" style:family="text">
      <style:text-properties style:font-name-asian="inter" fo:font-weight="bold" style:font-weight-asian="bold" style:font-weight-complex="bold" fo:color="#000000"/>
    </style:style>
    <style:style style:name="P45" style:parent-style-name="Normál" style:family="paragraph">
      <style:paragraph-properties fo:margin-top="0.0277in" fo:margin-bottom="0.0833in" fo:line-height="150%"/>
    </style:style>
    <style:style style:name="T46" style:parent-style-name="Bekezdésalapbetűtípusa" style:family="text">
      <style:text-properties fo:font-weight="bold" style:font-weight-asian="bold" style:font-weight-complex="bold"/>
    </style:style>
    <style:style style:name="P47" style:parent-style-name="Címsor2" style:family="paragraph">
      <style:paragraph-properties fo:margin-bottom="0.0833in"/>
      <style:text-properties style:font-name-asian="inter" fo:font-weight="bold" style:font-weight-asian="bold" style:font-weight-complex="bold" fo:color="#000000"/>
    </style:style>
    <style:style style:name="P48" style:parent-style-name="Címsor1" style:family="paragraph">
      <style:paragraph-properties fo:margin-top="0.0277in" fo:margin-bottom="0.0833in"/>
    </style:style>
    <style:style style:name="T49" style:parent-style-name="Bekezdésalapbetűtípusa" style:family="text">
      <style:text-properties style:font-name-asian="inter" style:font-name-complex="Arial" fo:font-weight="bold" style:font-weight-asian="bold" style:font-weight-complex="bold" fo:color="#000000" fo:font-size="22pt" style:font-size-asian="22pt" style:font-size-complex="22pt"/>
    </style:style>
    <style:style style:name="T50" style:parent-style-name="Bekezdésalapbetűtípusa" style:family="text">
      <style:text-properties style:font-name-asian="inter" style:font-name-complex="Arial" fo:font-weight="bold" style:font-weight-asian="bold" style:font-weight-complex="bold" fo:color="#000000" fo:font-size="22pt" style:font-size-asian="22pt" style:font-size-complex="22pt"/>
    </style:style>
    <style:style style:name="P51" style:parent-style-name="Címsor2" style:family="paragraph">
      <style:paragraph-properties fo:margin-bottom="0.0833in"/>
      <style:text-properties style:font-name-complex="Arial" fo:font-weight="bold" style:font-weight-asian="bold" style:font-weight-complex="bold" fo:color="#000000"/>
    </style:style>
    <style:style style:name="P52" style:parent-style-name="Listaszerűbekezdés" style:list-style-name="LFO1" style:family="paragraph"/>
    <style:style style:name="P53" style:parent-style-name="Listaszerűbekezdés" style:list-style-name="LFO1" style:family="paragraph"/>
    <style:style style:name="P54" style:parent-style-name="Listaszerűbekezdés" style:list-style-name="LFO1" style:family="paragraph"/>
    <style:style style:name="P55" style:parent-style-name="Listaszerűbekezdés" style:list-style-name="LFO1" style:family="paragraph"/>
    <style:style style:name="P56" style:parent-style-name="Listaszerűbekezdés" style:list-style-name="LFO1" style:family="paragraph"/>
    <style:style style:name="P57" style:parent-style-name="Listaszerűbekezdés" style:list-style-name="LFO1" style:family="paragraph"/>
    <style:style style:name="P58" style:parent-style-name="Címsor2" style:family="paragraph">
      <style:paragraph-properties fo:margin-bottom="0.0833in"/>
    </style:style>
    <style:style style:name="T59" style:parent-style-name="Bekezdésalapbetűtípusa" style:family="text">
      <style:text-properties style:font-name-asian="inter" fo:font-weight="bold" style:font-weight-asian="bold" style:font-weight-complex="bold" fo:color="#000000"/>
    </style:style>
    <style:style style:name="T60" style:parent-style-name="Bekezdésalapbetűtípusa" style:family="text">
      <style:text-properties style:font-name-asian="inter" fo:font-weight="bold" style:font-weight-asian="bold" style:font-weight-complex="bold" fo:color="#000000"/>
    </style:style>
    <style:style style:name="P61" style:parent-style-name="Listaszerűbekezdés" style:list-style-name="LFO1" style:family="paragraph"/>
    <style:style style:name="P62" style:parent-style-name="Listaszerűbekezdés" style:list-style-name="LFO1" style:family="paragraph"/>
    <style:style style:name="P63" style:parent-style-name="Címsor1" style:family="paragraph">
      <style:paragraph-properties fo:margin-top="0.0277in" fo:margin-bottom="0.0833in"/>
    </style:style>
    <style:style style:name="T64" style:parent-style-name="Bekezdésalapbetűtípusa" style:family="text">
      <style:text-properties style:font-name-asian="inter" style:font-name-complex="Arial" fo:font-weight="bold" style:font-weight-asian="bold" style:font-weight-complex="bold" fo:color="#000000" fo:font-size="22pt" style:font-size-asian="22pt" style:font-size-complex="22pt"/>
    </style:style>
    <style:style style:name="P65" style:parent-style-name="Címsor2" style:family="paragraph">
      <style:paragraph-properties fo:margin-bottom="0.0833in"/>
      <style:text-properties style:font-name-complex="Arial" fo:font-weight="bold" style:font-weight-asian="bold" style:font-weight-complex="bold" fo:color="#000000"/>
    </style:style>
    <style:style style:name="P66" style:parent-style-name="Listaszerűbekezdés" style:list-style-name="LFO1" style:family="paragraph"/>
    <style:style style:name="T67" style:parent-style-name="Bekezdésalapbetűtípusa" style:family="text">
      <style:text-properties fo:font-weight="bold" style:font-weight-asian="bold" style:font-weight-complex="bold"/>
    </style:style>
    <style:style style:name="P68" style:parent-style-name="Listaszerűbekezdés" style:list-style-name="LFO1" style:family="paragraph"/>
    <style:style style:name="T69" style:parent-style-name="Bekezdésalapbetűtípusa" style:family="text">
      <style:text-properties fo:font-weight="bold" style:font-weight-asian="bold" style:font-weight-complex="bold"/>
    </style:style>
    <style:style style:name="P70" style:parent-style-name="Címsor2" style:family="paragraph">
      <style:paragraph-properties fo:margin-bottom="0.0833in"/>
    </style:style>
    <style:style style:name="T71" style:parent-style-name="Bekezdésalapbetűtípusa" style:family="text">
      <style:text-properties style:font-name-asian="inter" fo:font-weight="bold" style:font-weight-asian="bold" style:font-weight-complex="bold" fo:color="#000000"/>
    </style:style>
    <style:style style:name="P72" style:parent-style-name="Listaszerűbekezdés" style:list-style-name="LFO2" style:family="paragraph">
      <style:text-properties fo:font-weight="bold" style:font-weight-asian="bold" style:font-weight-complex="bold"/>
    </style:style>
    <style:style style:name="P73" style:parent-style-name="Listaszerűbekezdés" style:list-style-name="LFO2" style:family="paragraph"/>
    <style:style style:name="P74" style:parent-style-name="Listaszerűbekezdés" style:list-style-name="LFO2" style:family="paragraph"/>
    <style:style style:name="P75" style:parent-style-name="Listaszerűbekezdés" style:list-style-name="LFO2" style:family="paragraph"/>
    <style:style style:name="P76" style:parent-style-name="Listaszerűbekezdés" style:list-style-name="LFO2" style:family="paragraph">
      <style:text-properties fo:font-weight="bold" style:font-weight-asian="bold" style:font-weight-complex="bold"/>
    </style:style>
    <style:style style:name="P77" style:parent-style-name="Listaszerűbekezdés" style:list-style-name="LFO2" style:family="paragraph"/>
    <style:style style:name="P78" style:parent-style-name="Listaszerűbekezdés" style:list-style-name="LFO2" style:family="paragraph"/>
    <style:style style:name="P79" style:parent-style-name="Listaszerűbekezdés" style:list-style-name="LFO2" style:family="paragraph"/>
    <style:style style:name="P80" style:parent-style-name="Listaszerűbekezdés" style:list-style-name="LFO2" style:family="paragraph"/>
    <style:style style:name="P81" style:parent-style-name="Címsor1" style:family="paragraph">
      <style:paragraph-properties fo:margin-top="0.0277in" fo:margin-bottom="0.0833in"/>
    </style:style>
    <style:style style:name="T82" style:parent-style-name="Bekezdésalapbetűtípusa" style:family="text">
      <style:text-properties style:font-name-asian="inter" style:font-name-complex="Arial" fo:font-weight="bold" style:font-weight-asian="bold" style:font-weight-complex="bold" fo:color="#000000" fo:font-size="22pt" style:font-size-asian="22pt" style:font-size-complex="22pt"/>
    </style:style>
    <style:style style:name="P83" style:parent-style-name="Címsor2" style:family="paragraph">
      <style:paragraph-properties fo:margin-bottom="0.0833in"/>
      <style:text-properties style:font-name-complex="Arial" fo:font-weight="bold" style:font-weight-asian="bold" style:font-weight-complex="bold" fo:color="#000000"/>
    </style:style>
    <style:style style:name="P84" style:parent-style-name="Listaszerűbekezdés" style:list-style-name="LFO1" style:family="paragraph"/>
    <style:style style:name="T85" style:parent-style-name="Bekezdésalapbetűtípusa" style:family="text">
      <style:text-properties fo:font-weight="bold" style:font-weight-asian="bold" style:font-weight-complex="bold"/>
    </style:style>
    <style:style style:name="P86" style:parent-style-name="Listaszerűbekezdés" style:list-style-name="LFO1" style:family="paragraph"/>
    <style:style style:name="T87" style:parent-style-name="Bekezdésalapbetűtípusa" style:family="text">
      <style:text-properties fo:font-weight="bold" style:font-weight-asian="bold" style:font-weight-complex="bold"/>
    </style:style>
    <style:style style:name="P88" style:parent-style-name="Címsor2" style:family="paragraph">
      <style:paragraph-properties fo:margin-bottom="0.0833in"/>
    </style:style>
    <style:style style:name="T89" style:parent-style-name="Bekezdésalapbetűtípusa" style:family="text">
      <style:text-properties style:font-name-asian="inter" fo:font-weight="bold" style:font-weight-asian="bold" style:font-weight-complex="bold" fo:color="#000000"/>
    </style:style>
    <style:style style:name="P90" style:parent-style-name="Listaszerűbekezdés" style:list-style-name="LFO2" style:family="paragraph">
      <style:text-properties fo:font-weight="bold" style:font-weight-asian="bold" style:font-weight-complex="bold"/>
    </style:style>
    <style:style style:name="P91" style:parent-style-name="Listaszerűbekezdés" style:list-style-name="LFO2" style:family="paragraph">
      <style:text-properties fo:font-weight="bold" style:font-weight-asian="bold" style:font-weight-complex="bold"/>
    </style:style>
    <style:style style:name="P92" style:parent-style-name="Listaszerűbekezdés" style:list-style-name="LFO2" style:family="paragraph">
      <style:text-properties fo:font-weight="bold" style:font-weight-asian="bold" style:font-weight-complex="bold"/>
    </style:style>
    <style:style style:name="P93" style:parent-style-name="Listaszerűbekezdés" style:list-style-name="LFO2" style:family="paragraph">
      <style:text-properties fo:font-weight="bold" style:font-weight-asian="bold" style:font-weight-complex="bold"/>
    </style:style>
    <style:style style:name="P94" style:parent-style-name="Címsor1" style:family="paragraph">
      <style:paragraph-properties fo:margin-top="0.0277in" fo:margin-bottom="0.0833in"/>
    </style:style>
    <style:style style:name="T95" style:parent-style-name="Bekezdésalapbetűtípusa" style:family="text">
      <style:text-properties style:font-name-asian="inter" style:font-name-complex="Arial" fo:font-weight="bold" style:font-weight-asian="bold" style:font-weight-complex="bold" fo:color="#000000" fo:font-size="22pt" style:font-size-asian="22pt" style:font-size-complex="22pt"/>
    </style:style>
    <style:style style:name="P96" style:parent-style-name="Címsor2" style:family="paragraph">
      <style:paragraph-properties fo:margin-bottom="0.0833in"/>
      <style:text-properties style:font-name-complex="Arial" fo:font-weight="bold" style:font-weight-asian="bold" style:font-weight-complex="bold" fo:color="#000000"/>
    </style:style>
    <style:style style:name="P97" style:parent-style-name="Normál" style:family="paragraph">
      <style:text-properties fo:font-weight="bold" style:font-weight-asian="bold" style:font-weight-complex="bold"/>
    </style:style>
    <style:style style:name="P98" style:parent-style-name="Listaszerűbekezdés" style:list-style-name="LFO1" style:family="paragraph"/>
    <style:style style:name="P99" style:parent-style-name="Listaszerűbekezdés" style:list-style-name="LFO1" style:family="paragraph"/>
    <style:style style:name="P100" style:parent-style-name="Listaszerűbekezdés" style:list-style-name="LFO1" style:family="paragraph"/>
    <style:style style:name="P101" style:parent-style-name="Listaszerűbekezdés" style:list-style-name="LFO1" style:family="paragraph"/>
    <style:style style:name="P102" style:parent-style-name="Listaszerűbekezdés" style:list-style-name="LFO1" style:family="paragraph"/>
    <style:style style:name="P103" style:parent-style-name="Címsor2" style:family="paragraph">
      <style:paragraph-properties fo:margin-bottom="0.0833in"/>
      <style:text-properties style:font-name-asian="inter" fo:font-weight="bold" style:font-weight-asian="bold" style:font-weight-complex="bold" fo:color="#000000"/>
    </style:style>
  </office:automatic-styles>
  <office:body>
    <office:text text:use-soft-page-breaks="true">
      <text:p text:style-name="P1">CollaBears dokumentáció</text:p>
      <text:p text:style-name="Tartalomjegyzékcímsora"><text:span text:style-name="T2">Tartalom</text:span></text:p>
      <text:table-of-content text:name="_TOC0">
        <text:table-of-content-source text:outline-level="3" text:use-outline-level="true" text:use-index-marks="false" text:use-index-source-styles="false" text:index-scope="document">
          <text:table-of-content-entry-template text:outline-level="1" text:style-name="TJ1">
            <text:index-entry-link-start/>
            <text:index-entry-text/>
            <text:index-entry-tab-stop style:leader-char="." style:type="right"/>
            <text:index-entry-page-number/>
            <text:index-entry-link-end/>
          </text:table-of-content-entry-template>
          <text:table-of-content-entry-template text:outline-level="2" text:style-name="TJ2">
            <text:index-entry-link-start/>
            <text:index-entry-text/>
            <text:index-entry-tab-stop style:leader-char="." style:type="right"/>
            <text:index-entry-page-number/>
            <text:index-entry-link-end/>
          </text:table-of-content-entry-template>
          <text:table-of-content-entry-template text:outline-level="3" text:style-name="TJ3">
            <text:index-entry-link-start/>
            <text:index-entry-text/>
            <text:index-entry-tab-stop style:leader-char="." style:type="right"/>
            <text:index-entry-page-number/>
            <text:index-entry-link-end/>
          </text:table-of-content-entry-template>
        </text:table-of-content-source>
        <text:index-body>
          <text:p text:style-name="P3"><text:a xlink:href="#_Toc197385137" office:target-frame-name="_top" xlink:show="replace"><text:span text:style-name="T4">1. Bevezetés</text:span><text:tab/>1</text:a></text:p>
          <text:p text:style-name="P5"><text:a xlink:href="#_Toc197385138" office:target-frame-name="_top" xlink:show="replace"><text:span text:style-name="T6">1.1 A Projekt</text:span><text:tab/>1</text:a></text:p>
          <text:p text:style-name="P7"><text:a xlink:href="#_Toc197385139" office:target-frame-name="_top" xlink:show="replace"><text:span text:style-name="T8">1.2 A Projekt célja</text:span><text:tab/>2</text:a></text:p>
          <text:p text:style-name="P9"><text:a xlink:href="#_Toc197385140" office:target-frame-name="_top" xlink:show="replace"><text:span text:style-name="T10">1.3 Miért pont a CollaBears?</text:span><text:tab/>2</text:a></text:p>
          <text:p text:style-name="P11"><text:a xlink:href="#_Toc197385141" office:target-frame-name="_top" xlink:show="replace"><text:span text:style-name="T12">2. Funkcionális követelmények</text:span><text:tab/>3</text:a></text:p>
          <text:p text:style-name="P13"><text:a xlink:href="#_Toc197385142" office:target-frame-name="_top" xlink:show="replace"><text:span text:style-name="T14">2.1 Legfőbb funkciók</text:span><text:tab/>3</text:a></text:p>
          <text:p text:style-name="P15"><text:a xlink:href="#_Toc197385143" office:target-frame-name="_top" xlink:show="replace"><text:span text:style-name="T16">2.2 Kiegészítő funkciók</text:span><text:tab/>3</text:a></text:p>
          <text:p text:style-name="P17"><text:a xlink:href="#_Toc197385144" office:target-frame-name="_top" xlink:show="replace"><text:span text:style-name="T18">3. Funkcionális követelmények</text:span><text:tab/>4</text:a></text:p>
          <text:p text:style-name="P19"><text:a xlink:href="#_Toc197385145" office:target-frame-name="_top" xlink:show="replace"><text:span text:style-name="T20">3.1 Használt technológiák</text:span><text:tab/>4</text:a></text:p>
          <text:p text:style-name="P21"><text:a xlink:href="#_Toc197385146" office:target-frame-name="_top" xlink:show="replace"><text:span text:style-name="T22">3.2 Rendszerkövetelmények</text:span><text:tab/>4</text:a></text:p>
          <text:p text:style-name="P23"><text:a xlink:href="#_Toc197385147" office:target-frame-name="_top" xlink:show="replace"><text:span text:style-name="T24">4. Fejlesztési környezet</text:span><text:tab/>4</text:a></text:p>
          <text:p text:style-name="P25"><text:a xlink:href="#_Toc197385148" office:target-frame-name="_top" xlink:show="replace"><text:span text:style-name="T26">4.1 Verziókezelés</text:span><text:tab/>4</text:a></text:p>
          <text:p text:style-name="P27"><text:a xlink:href="#_Toc197385149" office:target-frame-name="_top" xlink:show="replace"><text:span text:style-name="T28">4.2 Fejlesztési eszközök</text:span><text:tab/>4</text:a></text:p>
          <text:p text:style-name="P29"><text:a xlink:href="#_Toc197385150" office:target-frame-name="_top" xlink:show="replace"><text:span text:style-name="T30">5. Telepítési útmutató</text:span><text:tab/>4</text:a></text:p>
          <text:p text:style-name="P31"><text:a xlink:href="#_Toc197385151" office:target-frame-name="_top" xlink:show="replace"><text:span text:style-name="T32">5.1 Előfeltételek</text:span><text:tab/>4</text:a></text:p>
          <text:p text:style-name="P33"><text:a xlink:href="#_Toc197385152" office:target-frame-name="_top" xlink:show="replace"><text:span text:style-name="T34">5.2 Telepítési Lépések</text:span><text:tab/>5</text:a></text:p>
        </text:index-body>
      </text:table-of-content>
      <text:p text:style-name="Normál"/>
      <text:h text:style-name="P35" text:outline-level="1"><text:bookmark-start text:name="_Toc195003192"/><text:bookmark-start text:name="_Toc196828565"/><text:bookmark-start text:name="_Toc197385137"/><text:span text:style-name="T36">1. Bevezetés</text:span><text:bookmark-end text:name="_Toc195003192"/><text:bookmark-end text:name="_Toc196828565"/><text:bookmark-end text:name="_Toc197385137"/></text:h>
      <text:h text:style-name="P37" text:outline-level="2"><text:bookmark-start text:name="_Toc195003193"/><text:bookmark-start text:name="_Toc196828566"/><text:bookmark-start text:name="_Toc197385138"/>1.1<text:s/><text:bookmark-end text:name="_Toc195003193"/>A Projekt<text:bookmark-end text:name="_Toc196828566"/><text:bookmark-end text:name="_Toc197385138"/></text:h>
      <text:p text:style-name="P38"><text:span text:style-name="T39">A<text:s/></text:span><text:span text:style-name="T40">CollaBears</text:span><text:span text:style-name="T41"><text:s/>egy webalapú projektmenedzsment eszköz, amely lehetővé teszi a felhasználók számára, hogy vizuálisan szervezzék feladataikat, projektjeiket vagy ötleteiket. A rendszerben a felhasználók saját projekteket hozhatnak létre, ezekhez csapattagokat hívhatnak meg, vagy – ha új tagokra van szükségük – nyilvános tagfelvételi hirdetést is közzétehetnek. Az érdeklődők közvetlenül a platformon keresztül jelentkezhetnek ezekre a felhívásokra. Minden felhasználónak van egy nyilvános profilja, amelyen megjelenítheti saját adatait, készségeit, projektjeit, valamint megtekintheti más felhasználók profilját is. Ez elősegíti a közösségen belüli kapcsolatépítést és együttműködést.</text:span></text:p>
      <text:h text:style-name="P42" text:outline-level="2"><text:bookmark-start text:name="_Toc195003194"/><text:bookmark-start text:name="_Toc196828567"/><text:bookmark-start text:name="_Toc197385139"/><text:soft-page-break/><text:span text:style-name="T43">1.2<text:s/></text:span><text:bookmark-end text:name="_Toc195003194"/><text:span text:style-name="T44">A Projekt célja</text:span><text:bookmark-end text:name="_Toc196828567"/><text:bookmark-end text:name="_Toc197385139"/></text:h>
      <text:p text:style-name="P45">A<text:s/><text:span text:style-name="T46">CollaBears</text:span><text:s/>célja, hogy egyesítse a projektmenedzsmentet és a projektötletek hirdetésének lehetőségét egyetlen platformon. A felhasználók nemcsak a saját projektjeiket tudják hatékonyan nyomon követni és kezelni, hanem egyidejűleg lehetőségük van új csapattagokat vagy akár befektetőket keresni, valamint nyilvánosan bemutatni ötleteiket a közösség számára. Ezáltal a CollaBears ideális környezetet teremt a közös munkához, a kapcsolatépítéshez és az innovatív projektek megvalósításához.</text:p>
      <text:h text:style-name="P47" text:outline-level="2"><text:bookmark-start text:name="_Toc196828568"/><text:bookmark-start text:name="_Toc197385140"/>1.3 Miért pont a CollaBears?<text:bookmark-end text:name="_Toc196828568"/><text:bookmark-end text:name="_Toc197385140"/></text:h>
      <text:p text:style-name="Normál">A mai digitális világban egyre több webalapú projektmenedzsment eszköz válik elérhetővé a felhasználók számára, ezért jogosan merül fel a kérdés: miért éppen a CollaBears lenne az ideális választás? A válasz összetett, mivel a CollaBears nem csupán egy újabb eszköz a piacon, hanem egy komplex, közösségközpontú és bővíthető ökoszisztéma, amely új alapokra helyezi a csapatmunka és a projektalapú együttműködés világát. Egy platform, több funkció A legtöbb jelenlegi projektmenedzsment eszköz egy-egy konkrét területre specializálódik: van, amelyik az agilis módszertanra épít, mások inkább a dokumentumkezelésre, naptárfunkciókra vagy kommunikációra koncentrálnak. A felhasználóknak emiatt gyakran több különböző platformot kell használniuk – például egyet a feladatkezelésre, egy másikat a csapatkommunikációra, egy harmadikat a jelentkezések vagy projektpartnerek keresésére. Ez nemcsak bonyolult, hanem időigényes és költséges is lehet. A CollaBears ezzel szemben egy mindent egyben megoldást kínál. Egyetlen felületen érhető el minden, amire egy csapatnak vagy egyéni felhasználónak szüksége lehet: feladat és időkezelés, projekttervezés, toborzás, együttműködés, kommunikáció, profilépítés, valamint lehetőség nyilvános hirdetések vagy befektetői bemutatók közzétételére. Ezáltal nem kell a felhasználóknak több különböző weboldalt és alkalmazást használniuka CollaBears egymaga lefedi az egész munkafolyamatot. Ingyenes, mégis prémium Az egyik leggyakoribb visszatartó erő a hasonló rendszerek használatában a költség. Sok népszerű projektmenedzsment csupán alapfunkciókat kínál az ingyenes verziójukban, és komolyabb használatra már rögtön előfizetés szükséges gyakran havidíjas rendszerben, csapatonkénti árazással. Ez különösen megterhelő lehet kisebb cégek, diákprojektek vagy induló startupok számára. A CollaBears ezzel szemben úgy lett kialakítva, hogy az ingyenes verzió is teljes értékű élményt nyújtson, lehetőséget adva a funkciók kipróbálására és komolyabb projektek elindítására. Természetesen elérhetők prémium csomagok is, amelyek extra funkciókat biztosítanak, de ezek ára más szolgáltatók csomagjainak töredéke. Letisztult design, felhasználóbarát élmény A CollaBears fejlesztése során kiemelt figyelmet fordítottunk a felhasználói élményre. A<text:s/><text:soft-page-break/>felület minimalista, mégis informatív kialakítása révén a kezdő és haladó felhasználók egyaránt gyorsan kiismerik magukat. A navigáció logikus, a funkciók könnyen elérhetők, és a rendszer rugalmasan alkalmazkodik az egyéni munkastílushoz. A mobiloptimalizáltság szintén alapelv volt: a platform tökéletesen működik okostelefonon és tableten is, így a csapattagok bárhol és bármikor hozzáférhetnek a projektjeikhez. Közösségi és együttműködésre épülő funkciók A CollaBears nemcsak egy eszköz, hanem egy közösségépítő platform is. Minden felhasználó rendelkezik egy személyre szabható nyilvános profillal, amelyen bemutathatja szakmai hátterét, eddigi projektjeit, készségeit és referenciáit. Ez nemcsak a csapatépítést könnyíti meg, hanem lehetőséget biztosít szakmai kapcsolatok kialakítására is. A projektalapú hirdetési rendszer révén a felhasználók nyilvánosan is közzétehetik, hogy új csapattagokat vagy befektetőket keresnek. Az érdeklődők közvetlenül a platformon jelentkezhetnek, így gyorsan és egyszerűen jöhet létre kapcsolat a felek között. Ez a lehetőség különösen hasznos lehet induló vállalkozásoknak, egyetemi projekteknek vagy bármilyen nyílt kollaboratív kezdeményezésnek. Egy előfizetés – minden funkció Sok platformnál gyakori panasz, hogy az előfizetések többrétegűek, és egy-egy újabb funkcióért újabb csomagra kell váltani. A CollaBears ezt az üzleti modellt elutasítja: itt egyetlen prémium előfizetés tartalmaz minden bővített funkciót. Így a felhasználóknak nem kell hosszú távon kalkulálniuk azzal, hogy mit kapnak meg az adott csomagban – egyszer fizetnek, és minden elérhetővé válik</text:p>
      <text:h text:style-name="P48" text:outline-level="1"><text:bookmark-start text:name="_Toc196828569"/><text:bookmark-start text:name="_Toc197385141"/><text:span text:style-name="T49">2.<text:s/></text:span><text:bookmark-end text:name="_Toc196828569"/><text:span text:style-name="T50">Funkcionális követelmények</text:span><text:bookmark-end text:name="_Toc197385141"/></text:h>
      <text:h text:style-name="P51" text:outline-level="2"><text:bookmark-start text:name="_Toc196828570"/><text:bookmark-start text:name="_Toc197385142"/>2.1<text:s/><text:bookmark-end text:name="_Toc196828570"/>Legfőbb funkciók<text:bookmark-end text:name="_Toc197385142"/></text:h>
      <text:list text:style-name="LFO1" text:continue-numbering="true">
        <text:list-item>
          <text:p text:style-name="P52">A felhasználók tudjanak regisztrálni és bejelentkezni (és kijelentkezni)</text:p>
        </text:list-item>
        <text:list-item>
          <text:p text:style-name="P53">A felhasználók tudjanak projektet létrehozni</text:p>
        </text:list-item>
        <text:list-item>
          <text:p text:style-name="P54">Projekt szerkesztése (To-do list, felhasználó meghívás, projekt beállítás stb.)</text:p>
        </text:list-item>
        <text:list-item>
          <text:p text:style-name="P55">A felhasználók lássák a nyilvános projekteket</text:p>
        </text:list-item>
        <text:list-item>
          <text:p text:style-name="P56">Saját nyilvános profil</text:p>
        </text:list-item>
        <text:list-item>
          <text:p text:style-name="P57">Saját adatok szerkesztése</text:p>
        </text:list-item>
      </text:list>
      <text:p text:style-name="Normál"/>
      <text:h text:style-name="P58" text:outline-level="2"><text:bookmark-start text:name="_Toc196828571"/><text:bookmark-start text:name="_Toc197385143"/><text:span text:style-name="T59">2.2<text:s/></text:span><text:bookmark-end text:name="_Toc196828571"/><text:span text:style-name="T60">Kiegészítő funkciók</text:span><text:bookmark-end text:name="_Toc197385143"/></text:h>
      <text:list text:style-name="LFO1" text:continue-numbering="true">
        <text:list-item>
          <text:p text:style-name="P61"><text:bookmark-start text:name="_Toc196828572"/>Előfizetések</text:p>
        </text:list-item>
        <text:list-item>
          <text:p text:style-name="P62">Projekt nyilvános oldala<text:bookmark-end text:name="_Toc196828572"/></text:p>
        </text:list-item>
      </text:list>
      <text:h text:style-name="P63" text:outline-level="1"><text:bookmark-start text:name="_Toc197385144"/><text:soft-page-break/><text:span text:style-name="T64">3. Funkcionális követelmények</text:span><text:bookmark-end text:name="_Toc197385144"/></text:h>
      <text:h text:style-name="P65" text:outline-level="2"><text:bookmark-start text:name="_Toc197385145"/>3.1 Használt technológiák<text:bookmark-end text:name="_Toc197385145"/></text:h>
      <text:list text:style-name="LFO1" text:continue-numbering="true">
        <text:list-item>
          <text:p text:style-name="P66"><text:span text:style-name="T67">Backend:<text:s/></text:span>Laravel</text:p>
        </text:list-item>
        <text:list-item>
          <text:p text:style-name="P68"><text:span text:style-name="T69">Frontend:<text:s/></text:span>React és Maui</text:p>
        </text:list-item>
      </text:list>
      <text:p text:style-name="Normál"/>
      <text:h text:style-name="P70" text:outline-level="2"><text:bookmark-start text:name="_Toc197385146"/><text:span text:style-name="T71">3.2 Rendszerkövetelmények</text:span><text:bookmark-end text:name="_Toc197385146"/></text:h>
      <text:list text:style-name="LFO2" text:continue-numbering="true">
        <text:list-item>
          <text:p text:style-name="P72">Szerveroldal:</text:p>
          <text:list text:continue-numbering="true">
            <text:list-item>
              <text:p text:style-name="P73">PHP 8.0 vagy újabb</text:p>
            </text:list-item>
            <text:list-item>
              <text:p text:style-name="P74">Composer</text:p>
            </text:list-item>
            <text:list-item>
              <text:p text:style-name="P75">Node.js</text:p>
            </text:list-item>
          </text:list>
        </text:list-item>
        <text:list-item>
          <text:p text:style-name="P76">Kliensoldal:</text:p>
          <text:list text:continue-numbering="true">
            <text:list-item>
              <text:p text:style-name="P77">Webes felület:</text:p>
              <text:list text:continue-numbering="true">
                <text:list-item>
                  <text:p text:style-name="P78">Modern böngészők támogatása (pl. Google Chrome, Mozilla Firefox)</text:p>
                </text:list-item>
              </text:list>
            </text:list-item>
            <text:list-item>
              <text:p text:style-name="P79">Asztali alkalmazás:</text:p>
              <text:list text:continue-numbering="true">
                <text:list-item>
                  <text:p text:style-name="P80">Windows 10 vagy újabb</text:p>
                </text:list-item>
              </text:list>
            </text:list-item>
          </text:list>
        </text:list-item>
      </text:list>
      <text:h text:style-name="P81" text:outline-level="1"><text:bookmark-start text:name="_Toc197385147"/><text:span text:style-name="T82">4. Fejlesztési környezet</text:span><text:bookmark-end text:name="_Toc197385147"/></text:h>
      <text:h text:style-name="P83" text:outline-level="2"><text:bookmark-start text:name="_Toc197385148"/>4.1 Verziókezelés<text:bookmark-end text:name="_Toc197385148"/></text:h>
      <text:list text:style-name="LFO1" text:continue-numbering="true">
        <text:list-item>
          <text:p text:style-name="P84"><text:span text:style-name="T85">Verziókezelő rendszer:<text:s/></text:span>Git</text:p>
        </text:list-item>
        <text:list-item>
          <text:p text:style-name="P86"><text:span text:style-name="T87">Repository:<text:s/></text:span>github.com/remedyhehe/VizsgaProjekt</text:p>
        </text:list-item>
      </text:list>
      <text:p text:style-name="Normál"/>
      <text:h text:style-name="P88" text:outline-level="2"><text:bookmark-start text:name="_Toc197385149"/><text:span text:style-name="T89">4.2 Fejlesztési eszközök</text:span><text:bookmark-end text:name="_Toc197385149"/></text:h>
      <text:list text:style-name="LFO2" text:continue-numbering="true">
        <text:list-item>
          <text:p text:style-name="P90">Visual Studio Code</text:p>
        </text:list-item>
        <text:list-item>
          <text:p text:style-name="P91">Visual Studio</text:p>
          <text:list text:continue-numbering="true">
            <text:list-item>
              <text:p text:style-name="P92">Postman</text:p>
            </text:list-item>
            <text:list-item>
              <text:p text:style-name="P93">GIMP</text:p>
            </text:list-item>
          </text:list>
        </text:list-item>
      </text:list>
      <text:h text:style-name="P94" text:outline-level="1"><text:bookmark-start text:name="_Toc197385150"/><text:span text:style-name="T95">5. Telepítési útmutató</text:span><text:bookmark-end text:name="_Toc197385150"/></text:h>
      <text:h text:style-name="P96" text:outline-level="2"><text:bookmark-start text:name="_Toc197385151"/>5.1<text:s/>Előfeltételek<text:bookmark-end text:name="_Toc197385151"/></text:h>
      <text:p text:style-name="P97">Az Alábbiak telepítése:</text:p>
      <text:list text:style-name="LFO1" text:continue-numbering="true">
        <text:list-item>
          <text:list>
            <text:list-item>
              <text:p text:style-name="P98">PHP 8.0+</text:p>
            </text:list-item>
            <text:list-item>
              <text:p text:style-name="P99"><text:s/>Composer</text:p>
            </text:list-item>
            <text:list-item>
              <text:p text:style-name="P100">Node.js</text:p>
            </text:list-item>
            <text:list-item>
              <text:p text:style-name="P101">MySQL</text:p>
            </text:list-item>
            <text:list-item>
              <text:p text:style-name="P102">XAMPP</text:p>
            </text:list-item>
          </text:list>
        </text:list-item>
      </text:list>
      <text:p text:style-name="Normál"/>
      <text:h text:style-name="P103" text:outline-level="2"><text:bookmark-start text:name="_Toc197385152"/>5.2<text:s/>Telepítési<text:s/>Lépések<text:bookmark-end text:name="_Toc197385152"/></text:h>
      <text:p text:style-name="Normál">1. Repository klónozása</text:p>
      <text:p text:style-name="Normál"/>
      <text:p text:style-name="Normál"/>
      <text:p text:style-name="Normál"/>
      <text:p text:style-name="Normá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ileron Heavy" svg:font-family="Aileron Heavy" style:font-family-generic="modern" style:font-pitch="variable" svg:panose-1="0 0 10 0 0 0 0 0 0 0"/>
    <style:font-face style:name="inter" svg:font-family="inter" style:font-family-generic="roman"/>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Címsor1" style:display-name="Címsor 1" style:family="paragraph" style:parent-style-name="Normál" style:next-style-name="Normá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Címsor2" style:display-name="Címsor 2" style:family="paragraph" style:parent-style-name="Normál" style:next-style-name="Normá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Címsor3" style:display-name="Címsor 3" style:family="paragraph" style:parent-style-name="Normál" style:next-style-name="Normá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Címsor4" style:display-name="Címsor 4" style:family="paragraph" style:parent-style-name="Normál" style:next-style-name="Normá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Címsor5" style:display-name="Címsor 5" style:family="paragraph" style:parent-style-name="Normál" style:next-style-name="Normál" style:default-outline-level="5">
      <style:paragraph-properties fo:keep-with-next="always" fo:keep-together="always" fo:margin-top="0.0555in" fo:margin-bottom="0.0277in"/>
      <style:text-properties style:font-name-asian="Times New Roman" fo:color="#0F4761" fo:hyphenate="false"/>
    </style:style>
    <style:style style:name="Címsor6" style:display-name="Címsor 6" style:family="paragraph" style:parent-style-name="Normál" style:next-style-name="Normá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Címsor7" style:display-name="Címsor 7" style:family="paragraph" style:parent-style-name="Normál" style:next-style-name="Normál" style:default-outline-level="7">
      <style:paragraph-properties fo:keep-with-next="always" fo:keep-together="always" fo:margin-top="0.0277in" fo:margin-bottom="0in"/>
      <style:text-properties style:font-name-asian="Times New Roman" fo:color="#595959" fo:hyphenate="false"/>
    </style:style>
    <style:style style:name="Címsor8" style:display-name="Címsor 8" style:family="paragraph" style:parent-style-name="Normál" style:next-style-name="Normá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Címsor9" style:display-name="Címsor 9" style:family="paragraph" style:parent-style-name="Normál" style:next-style-name="Normál" style:default-outline-level="9">
      <style:paragraph-properties fo:keep-with-next="always" fo:keep-together="always" fo:margin-bottom="0in"/>
      <style:text-properties style:font-name-asian="Times New Roman" fo:color="#272727" fo:hyphenate="false"/>
    </style:style>
    <style:style style:name="Normál" style:display-name="Normál" style:family="paragraph">
      <style:text-properties fo:hyphenate="false"/>
    </style:style>
    <style:style style:name="Bekezdésalapbetűtípusa" style:display-name="Bekezdés alapbetűtípusa" style:family="text"/>
    <style:style style:name="Címsor1Char" style:display-name="Címsor 1 Char" style:family="text" style:parent-style-name="Bekezdésalapbetűtípusa">
      <style:text-properties style:font-name="Aptos Display" style:font-name-asian="Times New Roman" style:font-name-complex="Times New Roman" fo:color="#0F4761" fo:font-size="20pt" style:font-size-asian="20pt" style:font-size-complex="20pt"/>
    </style:style>
    <style:style style:name="Címsor2Char" style:display-name="Címsor 2 Char" style:family="text" style:parent-style-name="Bekezdésalapbetűtípusa">
      <style:text-properties style:font-name="Aptos Display" style:font-name-asian="Times New Roman" style:font-name-complex="Times New Roman" fo:color="#0F4761" fo:font-size="16pt" style:font-size-asian="16pt" style:font-size-complex="16pt"/>
    </style:style>
    <style:style style:name="Címsor3Char" style:display-name="Címsor 3 Char" style:family="text" style:parent-style-name="Bekezdésalapbetűtípusa">
      <style:text-properties style:font-name-asian="Times New Roman" style:font-name-complex="Times New Roman" fo:color="#0F4761" fo:font-size="14pt" style:font-size-asian="14pt" style:font-size-complex="14pt"/>
    </style:style>
    <style:style style:name="Címsor4Char" style:display-name="Címsor 4 Char" style:family="text" style:parent-style-name="Bekezdésalapbetűtípusa">
      <style:text-properties style:font-name-asian="Times New Roman" style:font-name-complex="Times New Roman" fo:font-style="italic" style:font-style-asian="italic" style:font-style-complex="italic" fo:color="#0F4761"/>
    </style:style>
    <style:style style:name="Címsor5Char" style:display-name="Címsor 5 Char" style:family="text" style:parent-style-name="Bekezdésalapbetűtípusa">
      <style:text-properties style:font-name-asian="Times New Roman" style:font-name-complex="Times New Roman" fo:color="#0F4761"/>
    </style:style>
    <style:style style:name="Címsor6Char" style:display-name="Címsor 6 Char" style:family="text" style:parent-style-name="Bekezdésalapbetűtípusa">
      <style:text-properties style:font-name-asian="Times New Roman" style:font-name-complex="Times New Roman" fo:font-style="italic" style:font-style-asian="italic" style:font-style-complex="italic" fo:color="#595959"/>
    </style:style>
    <style:style style:name="Címsor7Char" style:display-name="Címsor 7 Char" style:family="text" style:parent-style-name="Bekezdésalapbetűtípusa">
      <style:text-properties style:font-name-asian="Times New Roman" style:font-name-complex="Times New Roman" fo:color="#595959"/>
    </style:style>
    <style:style style:name="Címsor8Char" style:display-name="Címsor 8 Char" style:family="text" style:parent-style-name="Bekezdésalapbetűtípusa">
      <style:text-properties style:font-name-asian="Times New Roman" style:font-name-complex="Times New Roman" fo:font-style="italic" style:font-style-asian="italic" style:font-style-complex="italic" fo:color="#272727"/>
    </style:style>
    <style:style style:name="Címsor9Char" style:display-name="Címsor 9 Char" style:family="text" style:parent-style-name="Bekezdésalapbetűtípusa">
      <style:text-properties style:font-name-asian="Times New Roman" style:font-name-complex="Times New Roman" fo:color="#272727"/>
    </style:style>
    <style:style style:name="Cím" style:display-name="Cím" style:family="paragraph" style:parent-style-name="Normál" style:next-style-name="Normá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CímChar" style:display-name="Cím Char" style:family="text" style:parent-style-name="Bekezdésalapbetűtípusa">
      <style:text-properties style:font-name="Aptos Display" style:font-name-asian="Times New Roman" style:font-name-complex="Times New Roman" fo:letter-spacing="-0.0069in" style:letter-kerning="true" fo:font-size="28pt" style:font-size-asian="28pt" style:font-size-complex="28pt"/>
    </style:style>
    <style:style style:name="Alcím" style:display-name="Alcím" style:family="paragraph" style:parent-style-name="Normál" style:next-style-name="Normál">
      <style:text-properties style:font-name-asian="Times New Roman" fo:color="#595959" fo:letter-spacing="0.0104in" fo:font-size="14pt" style:font-size-asian="14pt" style:font-size-complex="14pt" fo:hyphenate="false"/>
    </style:style>
    <style:style style:name="AlcímChar" style:display-name="Alcím Char" style:family="text" style:parent-style-name="Bekezdésalapbetűtípusa">
      <style:text-properties style:font-name-asian="Times New Roman" style:font-name-complex="Times New Roman" fo:color="#595959" fo:letter-spacing="0.0104in" fo:font-size="14pt" style:font-size-asian="14pt" style:font-size-complex="14pt"/>
    </style:style>
    <style:style style:name="Idézet" style:display-name="Idézet" style:family="paragraph" style:parent-style-name="Normál" style:next-style-name="Normál">
      <style:paragraph-properties fo:text-align="center" fo:margin-top="0.1111in"/>
      <style:text-properties fo:font-style="italic" style:font-style-asian="italic" style:font-style-complex="italic" fo:color="#404040" fo:hyphenate="false"/>
    </style:style>
    <style:style style:name="IdézetChar" style:display-name="Idézet Char" style:family="text" style:parent-style-name="Bekezdésalapbetűtípusa">
      <style:text-properties fo:font-style="italic" style:font-style-asian="italic" style:font-style-complex="italic" fo:color="#404040"/>
    </style:style>
    <style:style style:name="Listaszerűbekezdés" style:display-name="Listaszerű bekezdés" style:family="paragraph" style:parent-style-name="Normál">
      <style:paragraph-properties style:contextual-spacing="true" fo:margin-left="0.5in">
        <style:tab-stops/>
      </style:paragraph-properties>
      <style:text-properties fo:hyphenate="false"/>
    </style:style>
    <style:style style:name="Erőskiemelés" style:display-name="Erős kiemelés" style:family="text" style:parent-style-name="Bekezdésalapbetűtípusa">
      <style:text-properties fo:font-style="italic" style:font-style-asian="italic" style:font-style-complex="italic" fo:color="#0F4761"/>
    </style:style>
    <style:style style:name="Kiemeltidézet" style:display-name="Kiemelt idézet" style:family="paragraph" style:parent-style-name="Normál" style:next-style-name="Normá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KiemeltidézetChar" style:display-name="Kiemelt idézet Char" style:family="text" style:parent-style-name="Bekezdésalapbetűtípusa">
      <style:text-properties fo:font-style="italic" style:font-style-asian="italic" style:font-style-complex="italic" fo:color="#0F4761"/>
    </style:style>
    <style:style style:name="Erőshivatkozás" style:display-name="Erős hivatkozás" style:family="text" style:parent-style-name="Bekezdésalapbetűtípusa">
      <style:text-properties fo:font-weight="bold" style:font-weight-asian="bold" style:font-weight-complex="bold" fo:font-variant="small-caps" fo:color="#0F4761" fo:letter-spacing="0.0034in"/>
    </style:style>
    <style:style style:name="Lábjegyzetszöveg" style:display-name="Lábjegyzetszöveg" style:family="paragraph" style:parent-style-name="Normál">
      <style:paragraph-properties fo:margin-bottom="0in" fo:line-height="100%"/>
      <style:text-properties fo:font-size="10pt" style:font-size-asian="10pt" style:font-size-complex="10pt" fo:hyphenate="false"/>
    </style:style>
    <style:style style:name="LábjegyzetszövegChar" style:display-name="Lábjegyzetszöveg Char" style:family="text" style:parent-style-name="Bekezdésalapbetűtípusa">
      <style:text-properties fo:font-size="10pt" style:font-size-asian="10pt" style:font-size-complex="10pt"/>
    </style:style>
    <style:style style:name="Lábjegyzet-hivatkozás" style:display-name="Lábjegyzet-hivatkozás" style:family="text" style:parent-style-name="Bekezdésalapbetűtípusa">
      <style:text-properties style:text-position="super 58.3%"/>
    </style:style>
    <style:style style:name="Végjegyzetszövege" style:display-name="Végjegyzet szövege" style:family="paragraph" style:parent-style-name="Normál">
      <style:paragraph-properties fo:margin-bottom="0in" fo:line-height="100%"/>
      <style:text-properties fo:font-size="10pt" style:font-size-asian="10pt" style:font-size-complex="10pt" fo:hyphenate="false"/>
    </style:style>
    <style:style style:name="VégjegyzetszövegeChar" style:display-name="Végjegyzet szövege Char" style:family="text" style:parent-style-name="Bekezdésalapbetűtípusa">
      <style:text-properties fo:font-size="10pt" style:font-size-asian="10pt" style:font-size-complex="10pt"/>
    </style:style>
    <style:style style:name="Végjegyzet-hivatkozás" style:display-name="Végjegyzet-hivatkozás" style:family="text" style:parent-style-name="Bekezdésalapbetűtípusa">
      <style:text-properties style:text-position="super 58.3%"/>
    </style:style>
    <style:style style:name="Tartalomjegyzékcímsora" style:display-name="Tartalomjegyzék címsora" style:family="paragraph" style:parent-style-name="Címsor1" style:next-style-name="Normál" style:default-outline-level="1">
      <style:paragraph-properties fo:margin-top="0.1666in" fo:margin-bottom="0in" fo:line-height="104%"/>
      <style:text-properties style:letter-kerning="false" fo:font-size="16pt" style:font-size-asian="16pt" style:font-size-complex="16pt" style:language-asian="hu" style:country-asian="HU" fo:hyphenate="false"/>
    </style:style>
    <style:style style:name="TJ2" style:display-name="TJ 2" style:family="paragraph" style:parent-style-name="Normál" style:next-style-name="Normál" style:auto-update="true">
      <style:paragraph-properties fo:margin-bottom="0.0694in" fo:line-height="104%" fo:margin-left="0.1527in">
        <style:tab-stops/>
      </style:paragraph-properties>
      <style:text-properties style:font-name-asian="Times New Roman" style:letter-kerning="false" fo:font-size="11pt" style:font-size-asian="11pt" style:font-size-complex="11pt" style:language-asian="hu" style:country-asian="HU" fo:hyphenate="false"/>
    </style:style>
    <style:style style:name="TJ1" style:display-name="TJ 1" style:family="paragraph" style:parent-style-name="Normál" style:next-style-name="Normál" style:auto-update="true">
      <style:paragraph-properties fo:margin-bottom="0.0694in" fo:line-height="104%"/>
      <style:text-properties style:font-name-asian="Times New Roman" style:letter-kerning="false" fo:font-size="11pt" style:font-size-asian="11pt" style:font-size-complex="11pt" style:language-asian="hu" style:country-asian="HU" fo:hyphenate="false"/>
    </style:style>
    <style:style style:name="TJ3" style:display-name="TJ 3" style:family="paragraph" style:parent-style-name="Normál" style:next-style-name="Normál" style:auto-update="true">
      <style:paragraph-properties fo:margin-bottom="0.0694in" fo:line-height="104%" fo:margin-left="0.3055in">
        <style:tab-stops/>
      </style:paragraph-properties>
      <style:text-properties style:font-name-asian="Times New Roman" style:letter-kerning="false" fo:font-size="11pt" style:font-size-asian="11pt" style:font-size-complex="11pt" style:language-asian="hu" style:country-asian="HU" fo:hyphenate="false"/>
    </style:style>
    <style:style style:name="Hiperhivatkozás" style:display-name="Hiperhivatkozás" style:family="text" style:parent-style-name="Bekezdésalapbetűtípusa">
      <style:text-properties fo:color="#467886" style:text-underline-type="single" style:text-underline-style="solid" style:text-underline-width="auto" style:text-underline-mode="continuous" style:text-underline-color="font-color"/>
    </style:style>
    <style:style style:name="VerbatimChar" style:display-name="Verbatim Char" style:family="text">
      <style:text-properties style:font-name="Consolas" fo:font-size="11pt" style:font-size-asian="11pt"/>
    </style:style>
    <text:notes-configuration text:note-class="footnote" text:citation-style-name="Lábjegyzet-hivatkozás" text:citation-body-style-name="Lábjegyzet-hivatkozás" text:start-value="0" style:num-format="1" text:start-numbering-at="document" text:footnotes-position="page"/>
    <text:notes-configuration text:note-class="endnote" text:citation-style-name="Végjegyzet-hivatkozás" text:citation-body-style-name="Végjegyzet-hivatkozás"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365 felhasználó</meta:initial-creator>
    <dc:creator>O365 felhasználó</dc:creator>
    <meta:creation-date>2025-04-29T10:13:00Z</meta:creation-date>
    <dc:date>2025-05-05T22:52:00Z</dc:date>
    <meta:template xlink:href="Normal" xlink:type="simple"/>
    <meta:editing-cycles>20</meta:editing-cycles>
    <meta:editing-duration>PT11460S</meta:editing-duration>
    <meta:document-statistic meta:page-count="5" meta:paragraph-count="15" meta:word-count="970" meta:character-count="7652" meta:row-count="55" meta:non-whitespace-character-count="6697"/>
  </office:meta>
</office:document-meta>
</file>